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9fe4" officeooo:paragraph-rsid="001a9fe4"/>
    </style:style>
    <style:style style:name="P2" style:family="paragraph" style:parent-style-name="Standard">
      <style:text-properties officeooo:rsid="001a9fe4" officeooo:paragraph-rsid="001aea73"/>
    </style:style>
    <style:style style:name="P3" style:family="paragraph" style:parent-style-name="Standard">
      <style:text-properties officeooo:rsid="001bdf0a" officeooo:paragraph-rsid="001bdf0a"/>
    </style:style>
    <style:style style:name="P4" style:family="paragraph" style:parent-style-name="Standard">
      <style:text-properties officeooo:rsid="001bdf0a" officeooo:paragraph-rsid="002255f9"/>
    </style:style>
    <style:style style:name="P5" style:family="paragraph" style:parent-style-name="Standard">
      <style:text-properties officeooo:paragraph-rsid="001aea73"/>
    </style:style>
    <style:style style:name="P6" style:family="paragraph" style:parent-style-name="Standard">
      <style:text-properties fo:font-weight="bold" officeooo:rsid="001cb0da" officeooo:paragraph-rsid="001cb0d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bdf0a" officeooo:paragraph-rsid="001bdf0a" style:font-size-asian="14pt" style:font-weight-asian="bold" style:font-size-complex="16pt" style:font-weight-complex="bold"/>
    </style:style>
    <style:style style:name="P8" style:family="paragraph" style:parent-style-name="Standard">
      <style:text-properties officeooo:rsid="001cb0da" officeooo:paragraph-rsid="001cb0da"/>
    </style:style>
    <style:style style:name="P9" style:family="paragraph" style:parent-style-name="Standard">
      <style:text-properties officeooo:rsid="001ea830" officeooo:paragraph-rsid="001ea830"/>
    </style:style>
    <style:style style:name="P10" style:family="paragraph" style:parent-style-name="Standard">
      <style:text-properties officeooo:rsid="002255f9" officeooo:paragraph-rsid="002255f9"/>
    </style:style>
    <style:style style:name="P11" style:family="paragraph" style:parent-style-name="Standard">
      <style:text-properties officeooo:rsid="00238881" officeooo:paragraph-rsid="00238881"/>
    </style:style>
    <style:style style:name="P1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1bdf0a" officeooo:paragraph-rsid="001aea73"/>
    </style:style>
    <style:style style:name="P1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1bdf0a" officeooo:paragraph-rsid="001bdf0a"/>
    </style:style>
    <style:style style:name="T1" style:family="text">
      <style:text-properties officeooo:rsid="001aea7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fab74" style:font-style-asian="normal" style:font-style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209be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42002"/>
    </style:style>
    <style:style style:name="T10" style:family="text">
      <style:text-properties officeooo:rsid="00260e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repl.it/@jsc0" text:style-name="Internet_20_link" text:visited-style-name="Visited_20_Internet_20_Link">Repl.it</text:a></text:p>
      <text:p text:style-name="P1"/>
      <text:p text:style-name="P1">Run → Ctrl + <text:span text:style-name="T1">Enter</text:span></text:p>
      <text:p text:style-name="P2">Run → C<text:span text:style-name="T1">ommand</text:span> + <text:span text:style-name="T1">Enter (Mac)</text:span></text:p>
      <text:p text:style-name="P2"/>
      <text:p text:style-name="P11">Comment/Uncomment a line: <text:s/>Ctrl + /</text:p>
      <text:p text:style-name="P2"/>
      <text:p text:style-name="P5"><text:a xlink:type="simple" xlink:href="http://pythontutor.com/" text:style-name="Internet_20_link" text:visited-style-name="Visited_20_Internet_20_Link"><text:span text:style-name="T10">Debug code online step by step</text:span></text:a></text:p>
      <text:p text:style-name="P5"><text:span text:style-name="T10">Or download the program </text:span><text:a xlink:type="simple" xlink:href="https://thonny.org/" text:style-name="Internet_20_link" text:visited-style-name="Visited_20_Internet_20_Link"><text:span text:style-name="T10">Thonny</text:span></text:a> </text:p>
      <text:p text:style-name="P12"/>
      <text:p text:style-name="P13"/>
      <text:p text:style-name="P7">Input Function:</text:p>
      <text:p text:style-name="P3"/>
      <text:p text:style-name="P10"><text:span text:style-name="T7">What is this: </text:span><text:span text:style-name="T8">I</text:span>nput will get you what the user is typing in console.</text:p>
      <text:p text:style-name="P4"/>
      <text:p text:style-name="P4"/>
      <text:p text:style-name="P8">input(promt for the user) <text:s/>→ inside of parenthesys we have what is going to be printed in the screen and will wait till we type something:</text:p>
      <text:p text:style-name="P8"/>
      <text:p text:style-name="P8">input(“What is your name? ”) <text:s text:c="3"/>→ if you execute this will wait till you type your name or whatever.</text:p>
      <text:p text:style-name="P8"/>
      <text:p text:style-name="P8">Then what you typed will be <text:span text:style-name="T9">substituted</text:span> <text:span text:style-name="T9">by</text:span>: <text:s/>input(“What is your name? ”)</text:p>
      <text:p text:style-name="P8"/>
      <text:p text:style-name="P8">So <text:span text:style-name="T2">input(“What is your name? ”) <text:s/></text:span><text:span text:style-name="T3">will </text:span><text:span text:style-name="T4">be replaced by</text:span><text:span text:style-name="T3"> what you typed.</text:span></text:p>
      <text:p text:style-name="P8"><text:span text:style-name="T3"/></text:p>
      <text:p text:style-name="P8"><text:span text:style-name="T3">If you run the program and type John:</text:span></text:p>
      <text:p text:style-name="P8"><text:span text:style-name="T3">What is your name? John</text:span></text:p>
      <text:p text:style-name="P8"><text:span text:style-name="T3"/></text:p>
      <text:p text:style-name="P8"><text:span text:style-name="T3">input(“What is your name? ”) will </text:span><text:span text:style-name="T4">be replaced by</text:span><text:span text:style-name="T3"> John.</text:span></text:p>
      <text:p text:style-name="P8"><text:span text:style-name="T3"/></text:p>
      <text:p text:style-name="P6">You can print John if you do this:</text:p>
      <text:p text:style-name="P8">print("Hello " + input("What is your name: "))</text:p>
      <text:p text:style-name="P3"/>
      <text:p text:style-name="P9"><text:span text:style-name="T5">You will get:</text:span></text:p>
      <text:p text:style-name="P3">What is your name: John</text:p>
      <text:p text:style-name="P3">Hello Joh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2T01:41:50.036829565</meta:creation-date>
    <meta:generator>LibreOffice/6.0.7.3$Linux_X86_64 LibreOffice_project/00m0$Build-3</meta:generator>
    <dc:date>2021-01-12T03:36:21.850478564</dc:date>
    <meta:editing-duration>PT1H43M16S</meta:editing-duration>
    <meta:editing-cycles>10</meta:editing-cycles>
    <meta:document-statistic meta:table-count="0" meta:image-count="0" meta:object-count="0" meta:page-count="2" meta:paragraph-count="20" meta:word-count="165" meta:character-count="850" meta:non-whitespace-character-count="697"/>
  </office:meta>
</office:document-meta>
</file>